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-color="#e6e6e6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296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14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text-indent="0cm"/>
      <style:text-properties fo:font-size="12pt"/>
    </style:style>
    <style:style style:name="T1" style:family="text">
      <style:text-properties fo:font-size="14pt"/>
    </style:style>
    <style:style style:name="T2" style:family="text">
      <style:text-properties fo:font-size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2" draw:layer="layout" svg:width="6.35cm" svg:height="0.635cm" svg:x="0.1cm" svg:y="0.1cm">
          <text:p text:style-name="P1"><text:span text:style-name="T1">Object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0.1cm" svg:y1="2.005cm" svg:x2="0.1cm" svg:y2="3.91cm">
          <text:p/>
        </draw:line>
        <draw:frame draw:style-name="gr3" draw:text-style-name="P5" draw:layer="layout" svg:width="6.35cm" svg:height="0.725cm" svg:x="0.1cm" svg:y="2.729cm">
          <draw:text-box>
            <text:p text:style-name="P4"><text:span text:style-name="T2">compareTo</text:span></text:p>
          </draw:text-box>
        </draw:frame>
        <draw:line draw:style-name="gr2" draw:text-style-name="P3" draw:layer="layout" svg:x1="6.45cm" svg:y1="3.91cm" svg:x2="0.1cm" svg:y2="3.91cm">
          <text:p/>
        </draw:line>
        <draw:custom-shape draw:style-name="gr1" draw:text-style-name="P2" draw:layer="layout" svg:width="6.35cm" svg:height="0.635cm" svg:x="0.1cm" svg:y="1.37cm">
          <text:p text:style-name="P1"><text:span text:style-name="T1">Comparable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3.275cm" svg:y1="0.735cm" svg:x2="3.275cm" svg:y2="1.37cm">
          <text:p/>
        </draw:line>
        <draw:line draw:style-name="gr2" draw:text-style-name="P3" draw:layer="layout" svg:x1="6.45cm" svg:y1="2.64cm" svg:x2="0.1cm" svg:y2="2.64cm">
          <text:p/>
        </draw:line>
        <draw:line draw:style-name="gr2" draw:text-style-name="P3" draw:layer="layout" svg:x1="6.45cm" svg:y1="2.005cm" svg:x2="6.45cm" svg:y2="3.9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en" style:country-asian="US" style:font-family-complex="'DejaVu LGC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.1cm" fo:margin-bottom="0.1cm" fo:margin-left="0.1cm" fo:margin-right="0.1cm" fo:page-width="6.55cm" fo:page-height="4.0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1$Win32 OpenOffice.org_project/310m19$Build-9420</meta:generator>
    <meta:initial-creator>William Ashley</meta:initial-creator>
    <meta:creation-date>2007-06-19T13:48:44</meta:creation-date>
    <dc:creator>Jean Louis Faucher</dc:creator>
    <dc:date>2009-12-12T23:33:39.14</dc:date>
    <dc:language>en-US</dc:language>
    <meta:editing-cycles>12</meta:editing-cycles>
    <meta:editing-duration>PT00H35M47S</meta:editing-duration>
    <meta:document-statistic meta:object-count="8"/>
    <meta:user-defined meta:name="Info 1"/>
    <meta:user-defined meta:name="Info 2"/>
    <meta:user-defined meta:name="Info 3"/>
    <meta:user-defined meta:name="Info 4"/>
  </office:meta>
</office:document-meta>
</file>